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10000070D868593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fo:language="es" fo:country="ES" style:language-asian="es" style:country-asian="ES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2.381cm" svg:y="-25.656cm" svg:width="16cm" svg:height="19.375cm" draw:z-index="1"><draw:text-box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35.565cm" style:num-format="1" style:print-orientation="portrait" fo:margin-top="1.251cm" fo:margin-bottom="0.801cm" fo:margin-left="1.401cm" fo:margin-right="0.501cm" style:writing-mode="lr-tb" style:layout-grid-color="#c0c0c0" style:layout-grid-lines="5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graphics1" text:anchor-type="as-char" svg:y="-29.99cm" svg:width="18.523cm" svg:height="22.622cm" draw:z-index="0"><draw:image xlink:href="Pictures/10000000000004A10000070D8685939F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Daniel Rosales</meta:initial-creator>
    <meta:creation-date>2006-04-19T20:33:00</meta:creation-date>
    <dc:date>2007-04-27T12:22:54</dc:date>
    <dc:language>es-ES</dc:language>
    <meta:editing-cycles>3</meta:editing-cycles>
    <meta:editing-duration>PT1M2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"/>
  </office:meta>
</office:document-meta>
</file>